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8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43.2mm"/>
    </style:style>
    <style:style style:name="co4" style:family="table-column">
      <style:table-column-properties fo:break-before="auto" style:column-width="40.04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89.68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143.21mm"/>
    </style:style>
    <style:style style:name="co9" style:family="table-column">
      <style:table-column-properties fo:break-before="auto" style:column-width="16.65mm"/>
    </style:style>
    <style:style style:name="co10" style:family="table-column">
      <style:table-column-properties fo:break-before="auto" style:column-width="10.57mm"/>
    </style:style>
    <style:style style:name="co11" style:family="table-column">
      <style:table-column-properties fo:break-before="auto" style:column-width="13.44mm"/>
    </style:style>
    <style:style style:name="co12" style:family="table-column">
      <style:table-column-properties fo:break-before="auto" style:column-width="11.5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cc18_bom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/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 C3 C4 C6 C7 C8 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_Pad1.29x1.40mm_HandSold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larised capacitor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2 C5 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_Pad1.29x1.40mm_HandSolde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1 Cc2 Cc3 Cc4</text:p>
          </table:table-cell>
          <table:table-cell office:value-type="string" calcext:value-type="string">
            <text:p>6.8uF</text:p>
          </table:table-cell>
          <table:table-cell office:value-type="string" calcext:value-type="string">
            <text:p>C_Rect_L29.0mm_W11.9mm_P27.50mm_MK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1 Ci2 Ci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Rect_L16.5mm_W9.2mm_P15.00mm_MK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1 Co2 Co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Rect_L29.0mm_W11.9mm_P27.50mm_MK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s1 Cs2 Cs3 Cs4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C_1206_3216Metric_Pad1.39x1.80mm_HandSo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1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200V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chottky diode, two anode pins</text:p>
          </table:table-cell>
          <table:table-cell office:value-type="string" calcext:value-type="string">
            <text:p>D_Schottky_AK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80CPQ150PbF</text:p>
          </table:table-cell>
          <table:table-cell office:value-type="string" calcext:value-type="string">
            <text:p>TO-247-3_Horizontal_Tab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vishay.com/docs/94257/vs-80cpq150.pdf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ode, small symbol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Ds1 Ds2</text:p>
          </table:table-cell>
          <table:table-cell office:value-type="string" calcext:value-type="string">
            <text:p>BYD77</text:p>
          </table:table-cell>
          <table:table-cell office:value-type="string" calcext:value-type="string">
            <text:p>D_MELF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media.digikey.com/pdf/Data%20Sheets/NXP%20PDFs/BYD77.pdf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use, generic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rta_Fusiv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eatsink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hs104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oupled inductor with Iron Core</text:p>
          </table:table-cell>
          <table:table-cell office:value-type="string" calcext:value-type="string">
            <text:p>L_Core_Iron_Coupled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50uH/50uH</text:p>
          </table:table-cell>
          <table:table-cell office:value-type="string" calcext:value-type="string">
            <text:p>NEE-42-20-D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nductor, small symbol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L2 L3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L_0805_2012Metric_Pad1.29x1.40mm_HandSold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0A Id, 50V Vds, N-Channel Power MOSFET, TO-220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FP4321PbF</text:p>
          </table:table-cell>
          <table:table-cell office:value-type="string" calcext:value-type="string">
            <text:p>TO-247-3_Horizontal_Tab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infineon.com/dgdl/irfp4321pbf.pdf?fileId=5546d462533600a40153562c4f802011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9x1.40mm_HandSol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s1 Rs2 Rs3 Rs4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R_2512_6332Metric_Pad1.49x3.40mm_HandSo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10%</text:p>
          </table:table-cell>
          <table:table-cell table:number-columns-repeated="2"/>
          <table:table-cell office:value-type="string" calcext:value-type="string">
            <text:p>1W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RIVER_(INEP)-Driver_FET-Mcc18-rescue-Mcc18-rescue-Mcc18-rescue-Mcc18-rescue-Mcc18-rescu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RIVER_(INEP)</text:p>
          </table:table-cell>
          <table:table-cell office:value-type="string" calcext:value-type="string">
            <text:p>Driver_(INEP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ositive 1A 35V Linear Regulator, Fixed Output 5V, TO-220</text:p>
          </table:table-cell>
          <table:table-cell office:value-type="string" calcext:value-type="string">
            <text:p>LM7812_TO22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7812_TO220</text:p>
          </table:table-cell>
          <table:table-cell office:value-type="string" calcext:value-type="string">
            <text:p>TO-220-3_Horizontal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TSP_25-NP-Sensor_Current-Mcc18-rescue-Mcc18-rescue-Mcc18-rescue-Mcc18-rescue-Mcc18-rescue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LTSP_25-N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ignals_MCC-MCC1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ignals_MCC</text:p>
          </table:table-cell>
          <table:table-cell office:value-type="string" calcext:value-type="string">
            <text:p>Signal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CS-ZCS-Mcc18-rescu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ZCS</text:p>
          </table:table-cell>
          <table:table-cell office:value-type="string" calcext:value-type="string">
            <text:p>ZCS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hematic Version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chematic Date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M Date:</text:p>
          </table:table-cell>
          <table:table-cell table:style-name="ce1" office:value-type="string" calcext:value-type="string">
            <text:p>28/05/2018 12:19:1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Eeschema (5.0.0-rc2-dev-586-g888c43477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2:30:27.193000000</dc:date>
    <meta:editing-duration>PT5M9S</meta:editing-duration>
    <meta:editing-cycles>1</meta:editing-cycles>
    <meta:document-statistic meta:table-count="1" meta:cell-count="173" meta:object-count="0"/>
    <meta:generator>LibreOffice/6.0.3.2$Windows_X86_64 LibreOffice_project/8f48d515416608e3a835360314dac7e47fd0b821</meta:generator>
  </office:meta>
</office:document-meta>
</file>